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Verdana" svg:font-family="Verdana, Geneva, sans-serif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end" style:justify-single-word="false"/>
      <style:text-properties style:font-name="Bookman Old Style" fo:font-size="12pt" style:font-size-asian="12pt" style:font-size-complex="12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Bookman Old Style" fo:font-size="12pt" style:font-size-asian="12pt" style:font-size-complex="12pt"/>
    </style:style>
    <style:style style:name="P4" style:family="paragraph" style:parent-style-name="Standard">
      <style:paragraph-properties fo:line-height="100%" fo:text-align="start" style:justify-single-word="false"/>
      <style:text-properties style:font-name="Bookman Old Style" fo:font-size="12pt" style:font-size-asian="12pt" style:font-size-complex="12pt"/>
    </style:style>
    <style:style style:name="P5" style:family="paragraph" style:parent-style-name="Standard" style:master-page-name="Standard">
      <style:paragraph-properties fo:line-height="100%" fo:text-align="end" style:justify-single-word="false" style:page-number="auto"/>
      <style:text-properties style:font-name="Bookman Old Style" fo:font-size="12pt" style:font-size-asian="12pt" style:font-size-complex="12pt"/>
    </style:style>
    <style:style style:name="T1" style:family="text">
      <style:text-properties fo:font-size="10pt" style:font-size-asian="10pt" style:font-name-complex="Calibri" style:font-size-complex="10pt"/>
    </style:style>
    <style:style style:name="T2" style:family="text">
      <style:text-properties style:font-name-complex="Calibri"/>
    </style:style>
    <style:style style:name="T3" style:family="text">
      <style:text-properties fo:font-variant="normal" fo:text-transform="none" fo:color="#000000" style:font-name="Verdana" fo:font-size="9.75pt" fo:letter-spacing="normal" fo:font-style="normal" fo:font-weight="normal" style:font-size-asian="10pt" style:font-name-complex="Calibri" style:font-size-complex="10pt"/>
    </style:style>
    <style:style style:name="T4" style:family="text">
      <style:text-properties fo:font-variant="normal" fo:text-transform="none" fo:color="#000000" style:font-name="Verdana" fo:font-size="9.75pt" fo:letter-spacing="normal" fo:font-style="normal" style:font-size-asian="10pt" style:font-name-complex="Calibri" style:font-size-complex="10pt"/>
    </style:style>
    <style:style style:name="T5" style:family="text">
      <style:text-properties fo:font-variant="normal" fo:text-transform="none" fo:color="#000000" style:font-name="Verdana" fo:font-size="9.75pt" fo:letter-spacing="normal" fo:font-style="normal" fo:font-weight="bold" style:font-size-asian="10pt" style:font-weight-asian="bold" style:font-name-complex="Calibri" style:font-size-complex="10pt" style:font-weight-complex="bold"/>
    </style:style>
    <style:style style:name="T6" style:family="text">
      <style:text-properties fo:font-variant="normal" fo:text-transform="none" fo:color="#000000" style:font-name="Verdana" fo:font-size="9.75pt" fo:letter-spacing="normal" fo:font-style="normal" style:text-underline-style="solid" style:text-underline-width="auto" style:text-underline-color="font-color" fo:font-weight="normal" style:font-size-asian="10pt" style:font-name-complex="Calibri" style:font-size-complex="10pt"/>
    </style:style>
    <style:style style:name="T7" style:family="text">
      <style:text-properties fo:font-variant="normal" fo:text-transform="none" fo:color="#000000" style:font-name="Verdana" fo:font-size="9.75pt" fo:letter-spacing="normal" fo:font-style="normal" style:text-underline-style="none" fo:font-weight="normal" style:font-size-asian="10pt" style:font-name-complex="Calibri" style:font-size-complex="10pt"/>
    </style:style>
    <style:style style:name="T8" style:family="text">
      <style:text-properties fo:font-variant="normal" fo:text-transform="none" fo:color="#000000" style:font-name="Verdana" fo:font-size="9.75pt" fo:letter-spacing="normal" fo:font-weight="normal" style:font-size-asian="10pt" style:font-name-complex="Calibri" style:font-size-complex="10pt"/>
    </style:style>
    <style:style style:name="T9" style:family="text">
      <style:text-properties fo:font-variant="normal" fo:text-transform="none" fo:color="#000000" fo:font-size="9.75pt" fo:letter-spacing="normal" fo:font-style="normal" style:font-size-asian="10pt" style:font-name-complex="Calibri" style:font-size-complex="10pt"/>
    </style:style>
    <style:style style:name="T10" style:family="text">
      <style:text-properties fo:font-variant="normal" fo:text-transform="none" fo:color="#000000" fo:font-size="9.75pt" fo:letter-spacing="normal" fo:font-style="normal" fo:font-weight="normal" style:font-size-asian="10pt" style:font-name-complex="Calibri" style:font-size-complex="10pt"/>
    </style:style>
    <style:style style:name="T11" style:family="text">
      <style:text-properties fo:font-variant="normal" fo:text-transform="none" fo:color="#000000" fo:font-size="9.75pt" fo:letter-spacing="normal" fo:font-style="normal" fo:font-weight="bold" style:font-size-asian="10pt" style:font-weight-asian="bold" style:font-name-complex="Calibri" style:font-size-complex="10pt" style:font-weight-complex="bold"/>
    </style:style>
    <style:style style:name="T12" style:family="text">
      <style:text-properties fo:font-variant="normal" fo:text-transform="none" fo:color="#000000" fo:font-size="9.75pt" fo:letter-spacing="normal" fo:font-style="normal" style:text-underline-style="solid" style:text-underline-width="auto" style:text-underline-color="font-color" fo:font-weight="normal" style:font-size-asian="10pt" style:font-name-complex="Calibri" style:font-size-complex="10pt"/>
    </style:style>
    <style:style style:name="T13" style:family="text">
      <style:text-properties fo:font-variant="normal" fo:text-transform="none" fo:color="#000000" fo:font-size="9.75pt" fo:letter-spacing="normal" fo:font-style="normal" style:text-underline-style="none" fo:font-weight="normal" style:font-size-asian="10pt" style:font-name-complex="Calibri" style:font-size-complex="10pt"/>
    </style:style>
    <style:style style:name="T14" style:family="text">
      <style:text-properties fo:font-variant="normal" fo:text-transform="none" fo:color="#000000" fo:font-size="9.75pt" fo:letter-spacing="normal" fo:font-weight="normal" style:font-size-asian="10pt" style:font-name-complex="Calibri" style:font-size-complex="10pt"/>
    </style:style>
    <style:style style:name="T15" style:family="text">
      <style:text-properties fo:font-variant="normal" fo:text-transform="none" fo:color="#000000" style:font-name="Bookman Old Style" fo:font-size="9.75pt" fo:letter-spacing="normal" fo:font-style="normal" style:font-size-asian="10pt" style:font-name-complex="Calibri" style:font-size-complex="10pt"/>
    </style:style>
    <style:style style:name="T16" style:family="text">
      <style:text-properties fo:font-variant="normal" fo:text-transform="none" fo:color="#000000" style:font-name="Bookman Old Style" fo:font-size="9.75pt" fo:letter-spacing="normal" fo:font-style="normal" fo:font-weight="normal" style:font-size-asian="10pt" style:font-name-complex="Calibri" style:font-size-complex="10pt"/>
    </style:style>
    <style:style style:name="T17" style:family="text">
      <style:text-properties fo:font-variant="normal" fo:text-transform="none" fo:color="#000000" style:font-name="Bookman Old Style" fo:font-size="9.75pt" fo:letter-spacing="normal" fo:font-style="normal" style:text-underline-style="solid" style:text-underline-width="auto" style:text-underline-color="font-color" fo:font-weight="normal" style:font-size-asian="10pt" style:font-name-complex="Calibri" style:font-size-complex="10pt"/>
    </style:style>
    <style:style style:name="T18" style:family="text">
      <style:text-properties fo:font-variant="normal" fo:text-transform="none" fo:color="#000000" style:font-name="Bookman Old Style" fo:font-size="9.75pt" fo:letter-spacing="normal" fo:font-style="normal" fo:font-weight="bold" style:font-size-asian="10pt" style:font-weight-asian="bold" style:font-name-complex="Calibri" style:font-size-complex="10pt" style:font-weight-complex="bold"/>
    </style:style>
    <style:style style:name="T19" style:family="text">
      <style:text-properties fo:font-variant="normal" fo:text-transform="none" fo:color="#000000" style:font-name="Bookman Old Style" fo:font-size="9.75pt" fo:letter-spacing="normal" fo:font-weight="normal" style:font-size-asian="10pt" style:font-name-complex="Calibri" style:font-size-complex="10pt"/>
    </style:style>
    <style:style style:name="T20" style:family="text">
      <style:text-properties fo:font-variant="normal" fo:text-transform="none" fo:color="#000000" style:font-name="Bookman Old Style" fo:letter-spacing="normal" fo:font-style="normal" style:font-name-complex="Calibri"/>
    </style:style>
    <style:style style:name="T21" style:family="text">
      <style:text-properties fo:font-variant="normal" fo:text-transform="none" fo:color="#000000" style:font-name="Bookman Old Style" fo:letter-spacing="normal" fo:font-style="normal" fo:font-weight="normal" style:font-name-complex="Calibri"/>
    </style:style>
    <style:style style:name="T22" style:family="text">
      <style:text-properties fo:font-variant="normal" fo:text-transform="none" fo:color="#000000" style:font-name="Bookman Old Style" fo:letter-spacing="normal" fo:font-style="normal" style:text-underline-style="solid" style:text-underline-width="auto" style:text-underline-color="font-color" fo:font-weight="normal" style:font-name-complex="Calibri"/>
    </style:style>
    <style:style style:name="T23" style:family="text">
      <style:text-properties fo:font-variant="normal" fo:text-transform="none" fo:color="#000000" style:font-name="Bookman Old Style" fo:letter-spacing="normal" fo:font-style="normal" fo:font-weight="bold" style:font-weight-asian="bold" style:font-name-complex="Calibri" style:font-weight-complex="bold"/>
    </style:style>
    <style:style style:name="T24" style:family="text">
      <style:text-properties fo:font-variant="normal" fo:text-transform="none" fo:color="#000000" style:font-name="Bookman Old Style" fo:letter-spacing="normal" fo:font-weight="normal" style:font-name-complex="Calibri"/>
    </style:style>
    <style:style style:name="T25" style:family="text">
      <style:text-properties fo:font-variant="normal" fo:text-transform="none" fo:color="#000000" style:font-name="Bookman Old Style" fo:font-size="12pt" fo:letter-spacing="normal" fo:font-style="normal" style:font-size-asian="12pt" style:font-name-complex="Calibri" style:font-size-complex="12pt"/>
    </style:style>
    <style:style style:name="T26" style:family="text">
      <style:text-properties fo:font-variant="normal" fo:text-transform="none" fo:color="#000000" style:font-name="Bookman Old Style" fo:font-size="12pt" fo:letter-spacing="normal" fo:font-style="normal" fo:font-weight="normal" style:font-size-asian="12pt" style:font-name-complex="Calibri" style:font-size-complex="12pt"/>
    </style:style>
    <style:style style:name="T27" style:family="text">
      <style:text-properties fo:font-variant="normal" fo:text-transform="none" fo:color="#000000" style:font-name="Bookman Old Style" fo:font-size="12pt" fo:letter-spacing="normal" fo:font-style="normal" style:text-underline-style="solid" style:text-underline-width="auto" style:text-underline-color="font-color" fo:font-weight="normal" style:font-size-asian="12pt" style:font-name-complex="Calibri" style:font-size-complex="12pt"/>
    </style:style>
    <style:style style:name="T28" style:family="text">
      <style:text-properties fo:font-variant="normal" fo:text-transform="none" fo:color="#000000" style:font-name="Bookman Old Style" fo:font-size="12pt" fo:letter-spacing="normal" fo:font-style="normal" fo:font-weight="bold" style:font-size-asian="12pt" style:font-weight-asian="bold" style:font-name-complex="Calibri" style:font-size-complex="12pt" style:font-weight-complex="bold"/>
    </style:style>
    <style:style style:name="T29" style:family="text">
      <style:text-properties fo:font-variant="normal" fo:text-transform="none" fo:color="#000000" style:font-name="Bookman Old Style" fo:font-size="12pt" fo:letter-spacing="normal" fo:font-weight="normal" style:font-size-asian="12pt" style:font-name-complex="Calibri" style:font-size-complex="12pt"/>
    </style:style>
    <style:style style:name="T30" style:family="text">
      <style:text-properties fo:font-variant="normal" fo:text-transform="none" fo:color="#000000" fo:letter-spacing="normal" fo:font-style="normal" fo:font-weight="normal" style:font-name-complex="Calibri"/>
    </style:style>
    <style:style style:name="T31" style:family="text">
      <style:text-properties fo:font-variant="normal" fo:text-transform="none" fo:color="#000000" fo:letter-spacing="normal" fo:font-style="normal" fo:font-weight="bold" style:font-weight-asian="bold" style:font-name-complex="Calibri" style:font-weight-complex="bold"/>
    </style:style>
    <style:style style:name="T32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style:font-name-complex="Calibri"/>
    </style:style>
    <style:style style:name="T33" style:family="text">
      <style:text-properties fo:font-variant="normal" fo:text-transform="none" fo:color="#000000" fo:letter-spacing="normal" fo:font-style="normal" style:text-underline-style="none" fo:font-weight="normal" style:font-name-complex="Calibri"/>
    </style:style>
    <style:style style:name="T34" style:family="text">
      <style:text-properties style:font-name="Bookman Old Style" fo:font-size="10pt" style:font-size-asian="10pt" style:font-name-complex="Calibri" style:font-size-complex="10pt"/>
    </style:style>
    <style:style style:name="T35" style:family="text">
      <style:text-properties style:font-name="Bookman Old Style" style:font-name-complex="Calibri"/>
    </style:style>
    <style:style style:name="T36" style:family="text">
      <style:text-properties style:font-name="Bookman Old Style" fo:font-size="12pt" style:font-size-asian="12pt" style:font-name-complex="Calibri" style:font-size-complex="12pt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680*" fo:start-indent="0in" fo:end-indent="0in"/>
          <style:column style:rel-width="4680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Eddie Gurnee</text:span></text:p>
      <text:p text:style-name="P2"><text:span text:style-name="T2">2/5/13</text:span></text:p>
      <text:p text:style-name="P3"><text:span text:style-name="T2">Homework #4</text:span></text:p>
      <text:p text:style-name="P3"><text:span text:style-name="T2"/></text:p>
      <text:section text:style-name="Sect1" text:name="Section1">
        <text:p text:style-name="P1"><text:span text:style-name="Strong_20_Emphasis"><text:span text:style-name="T25">Lesson 4A</text:span></text:span><text:span text:style-name="T36"><text:line-break/></text:span><text:span text:style-name="Emphasis"><text:span text:style-name="T29">Key Term Quiz</text:span></text:span><text:span text:style-name="T26">:</text:span></text:p>
        <text:p text:style-name="P4"><text:span text:style-name="T30">4) The most common type of flat-panel monitor is the </text:span><text:span text:style-name="T31">LCD (Liquid Crystal Display) </text:span><text:span text:style-name="T30">monitor.</text:span></text:p>
        <text:p text:style-name="P4"><text:span text:style-name="T30">5) One disadvantage of </text:span><text:span text:style-name="T31">passive</text:span><text:span text:style-name="T30"> LCD monitors is that they don’t refresh very quickly.</text:span></text:p>
        <text:p text:style-name="P4"><text:span text:style-name="T30">9) In most computers, a device called the </text:span><text:span text:style-name="T31">video card</text:span><text:span text:style-name="T30"> sends information to</text:span></text:p>
        <text:p text:style-name="P4"><text:span text:style-name="T30">the monitor for display on the screen.</text:span></text:p>
        <text:p text:style-name="P4"><text:span text:style-name="T30">10) A </text:span><text:span text:style-name="T31">data projector </text:span><text:span text:style-name="T30">lets you display data on a big screen, directly from the </text:span></text:p>
        <text:p text:style-name="P1"><text:span text:style-name="T26">computer’s disk.</text:span></text:p>
        <text:p text:style-name="P1"><text:span text:style-name="T36"><text:line-break/></text:span><text:span text:style-name="Emphasis"><text:span text:style-name="T29">Multiple choice</text:span></text:span><text:span text:style-name="T26">:</text:span></text:p>
        <text:p text:style-name="P4"><text:span text:style-name="T30">1) Which type of monitor is most commonly used with portable computers? C) </text:span><text:span text:style-name="T32">flat-panel display</text:span></text:p>
        <text:p text:style-name="P4"><text:span text:style-name="T30">4) An LCD monitor uses crystals that become opaque then D) </text:span><text:span text:style-name="T32">electricity</text:span><text:span text:style-name="T33"> is applied.</text:span></text:p>
        <text:p text:style-name="P4"><text:span text:style-name="T30">7) Resolution is determined by the computer’s B) </text:span><text:span text:style-name="T32">video controller</text:span><text:span text:style-name="T33">.</text:span></text:p>
        <text:p text:style-name="P1"><text:span text:style-name="T26">9) The Video Graphics Array (VGA) resolution standard is A) </text:span><text:span text:style-name="T27">640x480</text:span><text:span text:style-name="T26"> pixels.</text:span></text:p>
        <text:p text:style-name="P1"><text:span text:style-name="T36"><text:line-break/></text:span><text:span text:style-name="Emphasis"><text:span text:style-name="T29">Review Questions</text:span></text:span><text:span text:style-name="T26">:</text:span><text:span text:style-name="T36"><text:line-break/>6) When comparing monitors the four factors you should consider are size, refresh rate, resolution, and dot pitch.</text:span></text:p>
        <text:p text:style-name="P1"><text:span text:style-name="Strong_20_Emphasis"><text:span text:style-name="T25">Lesson 4B</text:span></text:span><text:span text:style-name="T36"><text:line-break/></text:span><text:span text:style-name="Emphasis"><text:span text:style-name="T29">Key Term Quiz</text:span></text:span><text:span text:style-name="T26">:</text:span></text:p>
        <text:p text:style-name="P4"><text:span text:style-name="T30">1) An </text:span><text:span text:style-name="T31">impact</text:span><text:span text:style-name="T30"> printer creates an image by using pins or hammers to press an inked ribbon against the paper</text:span></text:p>
        <text:p text:style-name="P4"><text:span text:style-name="T30">3) The speed of dot matrix printers is measured in CPS (characters-per-second).</text:span></text:p>
        <text:p text:style-name="P4"><text:span text:style-name="T30">4) A laser printer is an example of a </text:span><text:span text:style-name="T31">nonimpact</text:span><text:span text:style-name="T30"> printer.</text:span></text:p>
        <text:p text:style-name="P1"><text:span text:style-name="T26">8) An ink jet printer’s image quality is measured in </text:span><text:span text:style-name="T28">DPI</text:span><text:span text:style-name="T26"> (dots-per-inch).</text:span></text:p>
        <text:p text:style-name="P1"><text:span text:style-name="T36"><text:line-break/></text:span><text:span text:style-name="Emphasis"><text:span text:style-name="T29">Multiple choice</text:span></text:span><text:span text:style-name="T26">:</text:span></text:p>
        <text:p text:style-name="P4"><text:span text:style-name="T30">1) Which of the following is the most common type of impact printer? B) </text:span><text:span text:style-name="T32">dot matrix printer</text:span></text:p>
        <text:p text:style-name="P4"><text:span text:style-name="T30">6) Cyan, magenta, yellow, and black are sometimes called D) </text:span><text:span text:style-name="T32">subtractive</text:span><text:span text:style-name="T30"> colors.</text:span></text:p>
        <text:p text:style-name="P4"><text:span text:style-name="T30">8) Which printer’s speed is not measured in pages per minute? B) </text:span><text:span text:style-name="T32">dot matrix</text:span></text:p>
        <text:p text:style-name="P1"><text:span text:style-name="T26">10) To print out large-format copies of construction drawings, an architect might use this device. B) </text:span><text:span text:style-name="T27">plotter</text:span></text:p>
        <text:p text:style-name="P1"><text:span text:style-name="T36"><text:line-break/></text:span><text:span text:style-name="Emphasis"><text:span text:style-name="T29">Review Questions</text:span></text:span><text:span text:style-name="T26">:</text:span></text:p>
        <text:p text:style-name="P4"><text:span text:style-name="T30">7) When figuring out what type of printer to purchase, one should consider image quality, speed, initial cost, cost of operation, and price-per-sheet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Verdana" svg:font-family="Verdana, Geneva, sans-serif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ser</meta:initial-creator>
    <dc:creator>Eddie Gurnee</dc:creator>
    <meta:editing-cycles>2</meta:editing-cycles>
    <meta:creation-date>2013-01-29T15:04:00</meta:creation-date>
    <dc:date>2013-02-05T05:43:30.74</dc:date>
    <meta:editing-duration>PT23M51S</meta:editing-duration>
    <meta:generator>LibreOffice/3.3$Win32 LibreOffice_project/330m19$Build-202</meta:generator>
    <meta:document-statistic meta:table-count="0" meta:image-count="0" meta:object-count="0" meta:page-count="1" meta:paragraph-count="28" meta:word-count="296" meta:character-count="177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